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4.775cm"/>
    </style:style>
    <style:style style:name="co4" style:family="table-column">
      <style:table-column-properties fo:break-before="auto" style:column-width="5.701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ytelse_kronologisk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2025-12-28 11:43:47 </text:p>
          </table:table-cell>
          <table:table-cell office:value-type="string" calcext:value-type="string">
            <text:p><text:s/>Elektronisk skive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RETR_TREE </text:p>
          </table:table-cell>
          <table:table-cell office:value-type="float" office:value="349.935293" calcext:value-type="float">
            <text:p>349,935293</text:p>
          </table:table-cell>
        </table:table-row>
        <table:table-row table:style-name="ro1">
          <table:table-cell office:value-type="string" calcext:value-type="string">
            <text:p>2025-12-28 11:43:25 </text:p>
          </table:table-cell>
          <table:table-cell office:value-type="string" calcext:value-type="string">
            <text:p><text:s/>Elektronisk skive.jpg </text:p>
          </table:table-cell>
          <table:table-cell office:value-type="string" calcext:value-type="string">
            <text:p><text:s/>find_outer_contour </text:p>
          </table:table-cell>
          <table:table-cell office:value-type="string" calcext:value-type="string">
            <text:p><text:s/>RETR_EXTERNAL </text:p>
          </table:table-cell>
          <table:table-cell office:value-type="float" office:value="208.803654" calcext:value-type="float">
            <text:p>208,803654</text:p>
          </table:table-cell>
        </table:table-row>
        <table:table-row table:style-name="ro1">
          <table:table-cell office:value-type="string" calcext:value-type="string">
            <text:p>2025-12-28 11:43:47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plt.imsave </text:p>
          </table:table-cell>
          <table:table-cell office:value-type="float" office:value="72.217941" calcext:value-type="float">
            <text:p>72,217941</text:p>
          </table:table-cell>
        </table:table-row>
        <table:table-row table:style-name="ro1">
          <table:table-cell office:value-type="string" calcext:value-type="string">
            <text:p>2025-12-28 11:43:47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plt.imsave </text:p>
          </table:table-cell>
          <table:table-cell office:value-type="float" office:value="54.567099" calcext:value-type="float">
            <text:p>54,567099</text:p>
          </table:table-cell>
        </table:table-row>
        <table:table-row table:style-name="ro1">
          <table:table-cell office:value-type="string" calcext:value-type="string">
            <text:p>2025-12-28 11:43:47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plt.imsave </text:p>
          </table:table-cell>
          <table:table-cell office:value-type="float" office:value="43.689489" calcext:value-type="float">
            <text:p>43,689489</text:p>
          </table:table-cell>
        </table:table-row>
        <table:table-row table:style-name="ro1">
          <table:table-cell office:value-type="string" calcext:value-type="string">
            <text:p>2025-12-28 11:43:25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plt.imsave </text:p>
          </table:table-cell>
          <table:table-cell office:value-type="float" office:value="40.88974" calcext:value-type="float">
            <text:p>40,88974</text:p>
          </table:table-cell>
        </table:table-row>
        <table:table-row table:style-name="ro1">
          <table:table-cell office:value-type="string" calcext:value-type="string">
            <text:p>2025-12-28 11:43:47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plt.imsave </text:p>
          </table:table-cell>
          <table:table-cell office:value-type="float" office:value="39.120674" calcext:value-type="float">
            <text:p>39,120674</text:p>
          </table:table-cell>
        </table:table-row>
        <table:table-row table:style-name="ro1">
          <table:table-cell office:value-type="string" calcext:value-type="string">
            <text:p>2025-12-28 11:43:47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plt.imsave </text:p>
          </table:table-cell>
          <table:table-cell office:value-type="float" office:value="36.003351" calcext:value-type="float">
            <text:p>36,003351</text:p>
          </table:table-cell>
        </table:table-row>
        <table:table-row table:style-name="ro1">
          <table:table-cell office:value-type="string" calcext:value-type="string">
            <text:p>2025-12-28 11:43:25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plt.imsave </text:p>
          </table:table-cell>
          <table:table-cell office:value-type="float" office:value="34.547091" calcext:value-type="float">
            <text:p>34,547091</text:p>
          </table:table-cell>
        </table:table-row>
        <table:table-row table:style-name="ro1">
          <table:table-cell office:value-type="string" calcext:value-type="string">
            <text:p>2025-12-28 11:43:47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plt.imsave </text:p>
          </table:table-cell>
          <table:table-cell office:value-type="float" office:value="34.286976" calcext:value-type="float">
            <text:p>34,286976</text:p>
          </table:table-cell>
        </table:table-row>
        <table:table-row table:style-name="ro1">
          <table:table-cell office:value-type="string" calcext:value-type="string">
            <text:p>2025-12-28 11:43:25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plt.imsave </text:p>
          </table:table-cell>
          <table:table-cell office:value-type="float" office:value="30.15399" calcext:value-type="float">
            <text:p>30,15399</text:p>
          </table:table-cell>
        </table:table-row>
        <table:table-row table:style-name="ro1">
          <table:table-cell office:value-type="string" calcext:value-type="string">
            <text:p>2025-12-28 11:43:25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plt.imsave </text:p>
          </table:table-cell>
          <table:table-cell office:value-type="float" office:value="29.415846" calcext:value-type="float">
            <text:p>29,415846</text:p>
          </table:table-cell>
        </table:table-row>
        <table:table-row table:style-name="ro1">
          <table:table-cell office:value-type="string" calcext:value-type="string">
            <text:p>2025-12-28 11:43:25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plt.imsave </text:p>
          </table:table-cell>
          <table:table-cell office:value-type="float" office:value="27.458668" calcext:value-type="float">
            <text:p>27,458668</text:p>
          </table:table-cell>
        </table:table-row>
        <table:table-row table:style-name="ro1">
          <table:table-cell office:value-type="string" calcext:value-type="string">
            <text:p>2025-12-28 11:43:25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plt.imsave </text:p>
          </table:table-cell>
          <table:table-cell office:value-type="float" office:value="24.306297" calcext:value-type="float">
            <text:p>24,306297</text:p>
          </table:table-cell>
        </table:table-row>
        <table:table-row table:style-name="ro1">
          <table:table-cell office:value-type="string" calcext:value-type="string">
            <text:p>2025-12-28 11:43:47 </text:p>
          </table:table-cell>
          <table:table-cell office:value-type="string" calcext:value-type="string">
            <text:p><text:s/>Elektronisk skive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findContours </text:p>
          </table:table-cell>
          <table:table-cell office:value-type="float" office:value="13.405085" calcext:value-type="float">
            <text:p>13,405085</text:p>
          </table:table-cell>
        </table:table-row>
        <table:table-row table:style-name="ro1">
          <table:table-cell office:value-type="string" calcext:value-type="string">
            <text:p>2025-12-28 11:43:47 </text:p>
          </table:table-cell>
          <table:table-cell office:value-type="string" calcext:value-type="string">
            <text:p><text:s/>Elektronisk skive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drawContours </text:p>
          </table:table-cell>
          <table:table-cell office:value-type="float" office:value="7.508755" calcext:value-type="float">
            <text:p>7,508755</text:p>
          </table:table-cell>
        </table:table-row>
        <table:table-row table:style-name="ro1">
          <table:table-cell office:value-type="string" calcext:value-type="string">
            <text:p>2025-12-28 11:43:47 </text:p>
          </table:table-cell>
          <table:table-cell office:value-type="string" calcext:value-type="string">
            <text:p><text:s/>Elektronisk skive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imread </text:p>
          </table:table-cell>
          <table:table-cell office:value-type="float" office:value="6.172419" calcext:value-type="float">
            <text:p>6,172419</text:p>
          </table:table-cell>
        </table:table-row>
        <table:table-row table:style-name="ro1">
          <table:table-cell office:value-type="string" calcext:value-type="string">
            <text:p>2025-12-28 11:43:25 </text:p>
          </table:table-cell>
          <table:table-cell office:value-type="string" calcext:value-type="string">
            <text:p><text:s/>Elektronisk skive.jpg </text:p>
          </table:table-cell>
          <table:table-cell office:value-type="string" calcext:value-type="string">
            <text:p><text:s/>find_outer_contour </text:p>
          </table:table-cell>
          <table:table-cell office:value-type="string" calcext:value-type="string">
            <text:p><text:s/>cv2.imread </text:p>
          </table:table-cell>
          <table:table-cell office:value-type="float" office:value="5.329132" calcext:value-type="float">
            <text:p>5,329132</text:p>
          </table:table-cell>
        </table:table-row>
        <table:table-row table:style-name="ro1">
          <table:table-cell office:value-type="string" calcext:value-type="string">
            <text:p>2025-12-28 11:43:25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cv2.cvtColor </text:p>
          </table:table-cell>
          <table:table-cell office:value-type="float" office:value="4.96316" calcext:value-type="float">
            <text:p>4,96316</text:p>
          </table:table-cell>
        </table:table-row>
        <table:table-row table:style-name="ro1">
          <table:table-cell office:value-type="string" calcext:value-type="string">
            <text:p>2025-12-28 11:43:47 </text:p>
          </table:table-cell>
          <table:table-cell office:value-type="string" calcext:value-type="string">
            <text:p><text:s/>Elektronisk skive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ontour_filtering_loop </text:p>
          </table:table-cell>
          <table:table-cell office:value-type="float" office:value="4.896402" calcext:value-type="float">
            <text:p>4,896402</text:p>
          </table:table-cell>
        </table:table-row>
        <table:table-row table:style-name="ro1">
          <table:table-cell office:value-type="string" calcext:value-type="string">
            <text:p>2025-12-28 11:43:47 </text:p>
          </table:table-cell>
          <table:table-cell office:value-type="string" calcext:value-type="string">
            <text:p><text:s/>Elektronisk skive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draw_result_loop </text:p>
          </table:table-cell>
          <table:table-cell office:value-type="float" office:value="1.652718" calcext:value-type="float">
            <text:p>1,652718</text:p>
          </table:table-cell>
        </table:table-row>
        <table:table-row table:style-name="ro1">
          <table:table-cell office:value-type="string" calcext:value-type="string">
            <text:p>2025-12-28 11:43:25 </text:p>
          </table:table-cell>
          <table:table-cell office:value-type="string" calcext:value-type="string">
            <text:p><text:s/>Elektronisk skive.jpg </text:p>
          </table:table-cell>
          <table:table-cell office:value-type="string" calcext:value-type="string">
            <text:p><text:s/>find_outer_contour </text:p>
          </table:table-cell>
          <table:table-cell office:value-type="string" calcext:value-type="string">
            <text:p><text:s/>cv2.findContours </text:p>
          </table:table-cell>
          <table:table-cell office:value-type="float" office:value="1.023769" calcext:value-type="float">
            <text:p>1,023769</text:p>
          </table:table-cell>
        </table:table-row>
        <table:table-row table:style-name="ro1">
          <table:table-cell office:value-type="string" calcext:value-type="string">
            <text:p>2025-12-28 11:43:47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cv2.cvtColor </text:p>
          </table:table-cell>
          <table:table-cell office:value-type="float" office:value="0.795841" calcext:value-type="float">
            <text:p>0,795841</text:p>
          </table:table-cell>
        </table:table-row>
        <table:table-row table:style-name="ro1">
          <table:table-cell office:value-type="string" calcext:value-type="string">
            <text:p>2025-12-28 11:43:47 </text:p>
          </table:table-cell>
          <table:table-cell office:value-type="string" calcext:value-type="string">
            <text:p><text:s/>Elektronisk skive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cvtColor </text:p>
          </table:table-cell>
          <table:table-cell office:value-type="float" office:value="0.705242" calcext:value-type="float">
            <text:p>0,705242</text:p>
          </table:table-cell>
        </table:table-row>
        <table:table-row table:style-name="ro1">
          <table:table-cell office:value-type="string" calcext:value-type="string">
            <text:p>2025-12-28 11:43:47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cv2.cvtColor </text:p>
          </table:table-cell>
          <table:table-cell office:value-type="float" office:value="0.54121" calcext:value-type="float">
            <text:p>0,54121</text:p>
          </table:table-cell>
        </table:table-row>
        <table:table-row table:style-name="ro1">
          <table:table-cell office:value-type="string" calcext:value-type="string">
            <text:p>2025-12-28 11:43:25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cv2.cvtColor </text:p>
          </table:table-cell>
          <table:table-cell office:value-type="float" office:value="0.515461" calcext:value-type="float">
            <text:p>0,515461</text:p>
          </table:table-cell>
        </table:table-row>
        <table:table-row table:style-name="ro1">
          <table:table-cell office:value-type="string" calcext:value-type="string">
            <text:p>2025-12-28 11:43:47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cv2.cvtColor </text:p>
          </table:table-cell>
          <table:table-cell office:value-type="float" office:value="0.495911" calcext:value-type="float">
            <text:p>0,495911</text:p>
          </table:table-cell>
        </table:table-row>
        <table:table-row table:style-name="ro1">
          <table:table-cell office:value-type="string" calcext:value-type="string">
            <text:p>2025-12-28 11:43:47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cv2.cvtColor </text:p>
          </table:table-cell>
          <table:table-cell office:value-type="float" office:value="0.467539" calcext:value-type="float">
            <text:p>0,467539</text:p>
          </table:table-cell>
        </table:table-row>
        <table:table-row table:style-name="ro1">
          <table:table-cell office:value-type="string" calcext:value-type="string">
            <text:p>2025-12-28 11:43:25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cv2.cvtColor </text:p>
          </table:table-cell>
          <table:table-cell office:value-type="float" office:value="0.392675" calcext:value-type="float">
            <text:p>0,392675</text:p>
          </table:table-cell>
        </table:table-row>
        <table:table-row table:style-name="ro1">
          <table:table-cell office:value-type="string" calcext:value-type="string">
            <text:p>2025-12-28 11:43:47 </text:p>
          </table:table-cell>
          <table:table-cell office:value-type="string" calcext:value-type="string">
            <text:p><text:s/>Elektronisk skive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cv2.threshold </text:p>
          </table:table-cell>
          <table:table-cell office:value-type="float" office:value="0.36931" calcext:value-type="float">
            <text:p>0,36931</text:p>
          </table:table-cell>
        </table:table-row>
        <table:table-row table:style-name="ro1">
          <table:table-cell office:value-type="string" calcext:value-type="string">
            <text:p>2025-12-28 11:43:25 </text:p>
          </table:table-cell>
          <table:table-cell office:value-type="string" calcext:value-type="string">
            <text:p><text:s/>visualization </text:p>
          </table:table-cell>
          <table:table-cell office:value-type="string" calcext:value-type="string">
            <text:p><text:s/>save_visualization </text:p>
          </table:table-cell>
          <table:table-cell office:value-type="string" calcext:value-type="string">
            <text:p><text:s/>cv2.cvtColor </text:p>
          </table:table-cell>
          <table:table-cell office:value-type="float" office:value="0.358105" calcext:value-type="float">
            <text:p>0,358105</text:p>
          </table:table-cell>
        </table:table-row>
        <table:table-row table:style-name="ro1">
          <table:table-cell office:value-type="string" calcext:value-type="string">
            <text:p>2025-12-28 11:43:25 </text:p>
          </table:table-cell>
          <table:table-cell office:value-type="string" calcext:value-type="string">
            <text:p><text:s/>Elektronisk skive.jpg </text:p>
          </table:table-cell>
          <table:table-cell office:value-type="string" calcext:value-type="string">
            <text:p><text:s/>find_outer_contour </text:p>
          </table:table-cell>
          <table:table-cell office:value-type="string" calcext:value-type="string">
            <text:p><text:s/>cv2.cvtColor </text:p>
          </table:table-cell>
          <table:table-cell office:value-type="float" office:value="0.261068" calcext:value-type="float">
            <text:p>0,261068</text:p>
          </table:table-cell>
        </table:table-row>
        <table:table-row table:style-name="ro1">
          <table:table-cell office:value-type="string" calcext:value-type="string">
            <text:p>2025-12-28 11:43:25 </text:p>
          </table:table-cell>
          <table:table-cell office:value-type="string" calcext:value-type="string">
            <text:p><text:s/>Elektronisk skive.jpg </text:p>
          </table:table-cell>
          <table:table-cell office:value-type="string" calcext:value-type="string">
            <text:p><text:s/>find_outer_contour </text:p>
          </table:table-cell>
          <table:table-cell office:value-type="string" calcext:value-type="string">
            <text:p><text:s/>cv2.threshold </text:p>
          </table:table-cell>
          <table:table-cell office:value-type="float" office:value="0.17643" calcext:value-type="float">
            <text:p>0,17643</text:p>
          </table:table-cell>
        </table:table-row>
        <table:table-row table:style-name="ro1">
          <table:table-cell office:value-type="string" calcext:value-type="string">
            <text:p>2025-12-28 11:43:25 </text:p>
          </table:table-cell>
          <table:table-cell office:value-type="string" calcext:value-type="string">
            <text:p><text:s/>Elektronisk skive.jpg </text:p>
          </table:table-cell>
          <table:table-cell office:value-type="string" calcext:value-type="string">
            <text:p><text:s/>find_outer_contour </text:p>
          </table:table-cell>
          <table:table-cell office:value-type="string" calcext:value-type="string">
            <text:p><text:s/>cv2.circle </text:p>
          </table:table-cell>
          <table:table-cell office:value-type="float" office:value="0.099659" calcext:value-type="float">
            <text:p>0,099659</text:p>
          </table:table-cell>
        </table:table-row>
        <table:table-row table:style-name="ro1">
          <table:table-cell office:value-type="string" calcext:value-type="string">
            <text:p>2025-12-28 11:43:25 </text:p>
          </table:table-cell>
          <table:table-cell office:value-type="string" calcext:value-type="string">
            <text:p><text:s/>Elektronisk skive.jpg </text:p>
          </table:table-cell>
          <table:table-cell office:value-type="string" calcext:value-type="string">
            <text:p><text:s/>find_outer_contour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89884" calcext:value-type="float">
            <text:p>0,089884</text:p>
          </table:table-cell>
        </table:table-row>
        <table:table-row table:style-name="ro1">
          <table:table-cell office:value-type="string" calcext:value-type="string">
            <text:p>2025-12-28 11:43:25 </text:p>
          </table:table-cell>
          <table:table-cell office:value-type="string" calcext:value-type="string">
            <text:p><text:s/>Elektronisk skive.jpg </text:p>
          </table:table-cell>
          <table:table-cell office:value-type="string" calcext:value-type="string">
            <text:p><text:s/>find_outer_contour </text:p>
          </table:table-cell>
          <table:table-cell office:value-type="string" calcext:value-type="string">
            <text:p><text:s/>cv2.putText </text:p>
          </table:table-cell>
          <table:table-cell office:value-type="float" office:value="0.087261" calcext:value-type="float">
            <text:p>0,087261</text:p>
          </table:table-cell>
        </table:table-row>
        <table:table-row table:style-name="ro1">
          <table:table-cell office:value-type="string" calcext:value-type="string">
            <text:p>2025-12-28 11:43:25 </text:p>
          </table:table-cell>
          <table:table-cell office:value-type="string" calcext:value-type="string">
            <text:p><text:s/>Elektronisk skive.jpg </text:p>
          </table:table-cell>
          <table:table-cell office:value-type="string" calcext:value-type="string">
            <text:p><text:s/>find_outer_contour </text:p>
          </table:table-cell>
          <table:table-cell office:value-type="string" calcext:value-type="string">
            <text:p><text:s/>max(contours, key=contourArea) </text:p>
          </table:table-cell>
          <table:table-cell office:value-type="float" office:value="0.083208" calcext:value-type="float">
            <text:p>0,083208</text:p>
          </table:table-cell>
        </table:table-row>
        <table:table-row table:style-name="ro1">
          <table:table-cell office:value-type="string" calcext:value-type="string">
            <text:p>2025-12-28 11:43:25 </text:p>
          </table:table-cell>
          <table:table-cell office:value-type="string" calcext:value-type="string">
            <text:p><text:s/>Elektronisk skive.jpg </text:p>
          </table:table-cell>
          <table:table-cell office:value-type="string" calcext:value-type="string">
            <text:p><text:s/>find_outer_contour </text:p>
          </table:table-cell>
          <table:table-cell office:value-type="string" calcext:value-type="string">
            <text:p><text:s/>cv2.drawContours </text:p>
          </table:table-cell>
          <table:table-cell office:value-type="float" office:value="0.071764" calcext:value-type="float">
            <text:p>0,071764</text:p>
          </table:table-cell>
        </table:table-row>
        <table:table-row table:style-name="ro1">
          <table:table-cell office:value-type="string" calcext:value-type="string">
            <text:p>2025-12-28 11:43:25 </text:p>
          </table:table-cell>
          <table:table-cell office:value-type="string" calcext:value-type="string">
            <text:p><text:s/>Elektronisk skive.jpg </text:p>
          </table:table-cell>
          <table:table-cell office:value-type="string" calcext:value-type="string">
            <text:p><text:s/>find_outer_contour </text:p>
          </table:table-cell>
          <table:table-cell office:value-type="string" calcext:value-type="string">
            <text:p><text:s/>cv2.minEnclosingCircle </text:p>
          </table:table-cell>
          <table:table-cell office:value-type="float" office:value="0.043154" calcext:value-type="float">
            <text:p>0,043154</text:p>
          </table:table-cell>
        </table:table-row>
        <table:table-row table:style-name="ro1">
          <table:table-cell office:value-type="string" calcext:value-type="string">
            <text:p>2025-12-28 11:43:47 </text:p>
          </table:table-cell>
          <table:table-cell office:value-type="string" calcext:value-type="string">
            <text:p><text:s/>Elektronisk skive.jpg </text:p>
          </table:table-cell>
          <table:table-cell office:value-type="string" calcext:value-type="string">
            <text:p><text:s/>detect_scoring_zones_tree </text:p>
          </table:table-cell>
          <table:table-cell office:value-type="string" calcext:value-type="string">
            <text:p><text:s/>sorted(circles) </text:p>
          </table:table-cell>
          <table:table-cell office:value-type="float" office:value="0.015736" calcext:value-type="float">
            <text:p>0,015736</text:p>
          </table:table-cell>
        </table:table-row>
        <table:table-row table:style-name="ro1">
          <table:table-cell office:value-type="string" calcext:value-type="string">
            <text:p>2025-12-28 11:43:25 </text:p>
          </table:table-cell>
          <table:table-cell office:value-type="string" calcext:value-type="string">
            <text:p><text:s/>Elektronisk skive.jpg </text:p>
          </table:table-cell>
          <table:table-cell office:value-type="string" calcext:value-type="string">
            <text:p><text:s/>find_outer_contour </text:p>
          </table:table-cell>
          <table:table-cell office:value-type="string" calcext:value-type="string">
            <text:p><text:s/>cv2.circle </text:p>
          </table:table-cell>
          <table:table-cell office:value-type="float" office:value="0.007868" calcext:value-type="float">
            <text:p>0,007868</text:p>
          </table:table-cell>
        </table:table-row>
      </table:table>
      <table:named-expressions/>
      <table:database-ranges>
        <table:database-range table:name="__Anonymous_Sheet_DB__0" table:target-range-address="ytelse_kronologisk.A1:ytelse_kronologisk.E41" table:display-filter-buttons="true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n" fo:country="N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n" fo:country="N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28T15:04:14.351743100</dc:date>
    <meta:editing-duration>PT3H7M43S</meta:editing-duration>
    <meta:editing-cycles>1</meta:editing-cycles>
    <meta:document-statistic meta:table-count="1" meta:cell-count="205" meta:object-count="0"/>
    <meta:generator>LibreOffice/25.2.7.2$Windows_X86_64 LibreOffice_project/5cbfd1ab6520636bb5f7b99185aa69bd7456825d</meta:generator>
  </office:meta>
</office:document-meta>
</file>